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_features_all_sequence" table:style-name="ta1">
        <table:shapes>
          <draw:frame draw:z-index="0" draw:style-name="gr1" draw:text-style-name="P1" svg:width="6.2941in" svg:height="3.5449in" svg:x="3.4976in" svg:y="0.9307in">
            <draw:object draw:notify-on-update-of-ranges="all_features_all_sequence.A1:all_features_all_sequence.A1 all_features_all_sequence.A2:all_features_all_sequence.A20 all_features_all_sequence.B1:all_features_all_sequence.B1 all_features_all_sequence.B2:all_features_all_sequence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#Comment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827739522420437" calcext:value-type="float">
            <text:p>0.827739522420437</text:p>
          </table:table-cell>
          <table:table-cell office:value-type="float" office:value="0.596843583575564" calcext:value-type="float">
            <text:p>0.596843583575564</text:p>
          </table:table-cell>
          <table:table-cell office:value-type="string" calcext:value-type="string">
            <text:p>NA</text:p>
          </table:table-cell>
          <table:table-cell office:value-type="float" office:value="0.876876059065602" calcext:value-type="float">
            <text:p>0.876876059065602</text:p>
          </table:table-cell>
          <table:table-cell office:value-type="float" office:value="0.783103654883164" calcext:value-type="float">
            <text:p>0.783103654883164</text:p>
          </table:table-cell>
          <table:table-cell office:value-type="float" office:value="0.567931633835458" calcext:value-type="float">
            <text:p>0.567931633835458</text:p>
          </table:table-cell>
          <table:table-cell office:value-type="float" office:value="0.658383007304173" calcext:value-type="float">
            <text:p>0.658383007304173</text:p>
          </table:table-cell>
        </table:table-row>
        <table:table-row table:style-name="ro1">
          <table:table-cell office:value-type="string" calcext:value-type="string">
            <text:p>GILGFVFTL</text:p>
          </table:table-cell>
          <table:table-cell office:value-type="float" office:value="0.877615205158346" calcext:value-type="float">
            <text:p>0.877615205158346</text:p>
          </table:table-cell>
          <table:table-cell office:value-type="float" office:value="0.691909624470302" calcext:value-type="float">
            <text:p>0.691909624470302</text:p>
          </table:table-cell>
          <table:table-cell office:value-type="string" calcext:value-type="string">
            <text:p>NA</text:p>
          </table:table-cell>
          <table:table-cell office:value-type="float" office:value="0.899469026548672" calcext:value-type="float">
            <text:p>0.899469026548672</text:p>
          </table:table-cell>
          <table:table-cell office:value-type="float" office:value="0.823657474600871" calcext:value-type="float">
            <text:p>0.823657474600871</text:p>
          </table:table-cell>
          <table:table-cell office:value-type="float" office:value="0.688156831042846" calcext:value-type="float">
            <text:p>0.688156831042846</text:p>
          </table:table-cell>
          <table:table-cell office:value-type="float" office:value="0.749834838141379" calcext:value-type="float">
            <text:p>0.749834838141379</text:p>
          </table:table-cell>
        </table:table-row>
        <table:table-row table:style-name="ro1">
          <table:table-cell office:value-type="string" calcext:value-type="string">
            <text:p>GLCTLVAML</text:p>
          </table:table-cell>
          <table:table-cell office:value-type="float" office:value="0.739903829363693" calcext:value-type="float">
            <text:p>0.739903829363693</text:p>
          </table:table-cell>
          <table:table-cell office:value-type="float" office:value="0.451057240831175" calcext:value-type="float">
            <text:p>0.451057240831175</text:p>
          </table:table-cell>
          <table:table-cell office:value-type="string" calcext:value-type="string">
            <text:p>NA</text:p>
          </table:table-cell>
          <table:table-cell office:value-type="float" office:value="0.846394230769231" calcext:value-type="float">
            <text:p>0.846394230769231</text:p>
          </table:table-cell>
          <table:table-cell office:value-type="float" office:value="0.686116700201207" calcext:value-type="float">
            <text:p>0.686116700201207</text:p>
          </table:table-cell>
          <table:table-cell office:value-type="float" office:value="0.413834951456311" calcext:value-type="float">
            <text:p>0.413834951456311</text:p>
          </table:table-cell>
          <table:table-cell office:value-type="float" office:value="0.516275548826646" calcext:value-type="float">
            <text:p>0.516275548826646</text:p>
          </table:table-cell>
        </table:table-row>
        <table:table-row table:style-name="ro1">
          <table:table-cell office:value-type="string" calcext:value-type="string">
            <text:p>NLVPMVATV</text:p>
          </table:table-cell>
          <table:table-cell office:value-type="float" office:value="0.655737078523615" calcext:value-type="float">
            <text:p>0.655737078523615</text:p>
          </table:table-cell>
          <table:table-cell office:value-type="float" office:value="0.200623734693776" calcext:value-type="float">
            <text:p>0.200623734693776</text:p>
          </table:table-cell>
          <table:table-cell office:value-type="string" calcext:value-type="string">
            <text:p>NA</text:p>
          </table:table-cell>
          <table:table-cell office:value-type="float" office:value="0.814745972738538" calcext:value-type="float">
            <text:p>0.814745972738538</text:p>
          </table:table-cell>
          <table:table-cell office:value-type="float" office:value="0.467889908256881" calcext:value-type="float">
            <text:p>0.467889908256881</text:p>
          </table:table-cell>
          <table:table-cell office:value-type="float" office:value="0.174657534246575" calcext:value-type="float">
            <text:p>0.174657534246575</text:p>
          </table:table-cell>
          <table:table-cell office:value-type="float" office:value="0.254364089775561" calcext:value-type="float">
            <text:p>0.254364089775561</text:p>
          </table:table-cell>
        </table:table-row>
        <table:table-row table:style-name="ro1">
          <table:table-cell office:value-type="string" calcext:value-type="string">
            <text:p>CLGGLLTMV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YALALLL</text:p>
          </table:table-cell>
          <table:table-cell office:value-type="float" office:value="0.798145241242564" calcext:value-type="float">
            <text:p>0.798145241242564</text:p>
          </table:table-cell>
          <table:table-cell office:value-type="float" office:value="0.437233960647977" calcext:value-type="float">
            <text:p>0.437233960647977</text:p>
          </table:table-cell>
          <table:table-cell office:value-type="string" calcext:value-type="string">
            <text:p>NA</text:p>
          </table:table-cell>
          <table:table-cell office:value-type="float" office:value="0.796747967479675" calcext:value-type="float">
            <text:p>0.79674796747967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0.509803921568627" calcext:value-type="float">
            <text:p>0.509803921568627</text:p>
          </table:table-cell>
        </table:table-row>
        <table:table-row table:style-name="ro1">
          <table:table-cell office:value-type="string" calcext:value-type="string">
            <text:p>ILKEPVHGV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DQVPFSV</text:p>
          </table:table-cell>
          <table:table-cell office:value-type="float" office:value="0.526614010989011" calcext:value-type="float">
            <text:p>0.526614010989011</text:p>
          </table:table-cell>
          <table:table-cell office:value-type="float" office:value="0.00368178264213743" calcext:value-type="float">
            <text:p>0.003681782642137</text:p>
          </table:table-cell>
          <table:table-cell office:value-type="string" calcext:value-type="string">
            <text:p>NA</text:p>
          </table:table-cell>
          <table:table-cell office:value-type="float" office:value="0.85593220338983" calcext:value-type="float">
            <text:p>0.85593220338983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57142857142857" calcext:value-type="float">
            <text:p>0.035714285714286</text:p>
          </table:table-cell>
          <table:table-cell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string" calcext:value-type="string">
            <text:p>KLQCVDLHV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458831467741123" calcext:value-type="float">
            <text:p>0.458831467741123</text:p>
          </table:table-cell>
          <table:table-cell office:value-type="string" calcext:value-type="string">
            <text:p>NA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KTWGQYWQV</text:p>
          </table:table-cell>
          <table:table-cell office:value-type="float" office:value="0.724862258953168" calcext:value-type="float">
            <text:p>0.724862258953168</text:p>
          </table:table-cell>
          <table:table-cell office:value-type="float" office:value="0.136930639376292" calcext:value-type="float">
            <text:p>0.136930639376292</text:p>
          </table:table-cell>
          <table:table-cell office:value-type="string" calcext:value-type="string">
            <text:p>NA</text:p>
          </table:table-cell>
          <table:table-cell office:value-type="float" office:value="0.738636363636364" calcext:value-type="float">
            <text:p>0.73863636363636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159090909090909" calcext:value-type="float">
            <text:p>0.159090909090909</text:p>
          </table:table-cell>
          <table:table-cell office:value-type="float" office:value="0.233333333333333" calcext:value-type="float">
            <text:p>0.233333333333333</text:p>
          </table:table-cell>
        </table:table-row>
        <table:table-row table:style-name="ro1">
          <table:table-cell office:value-type="string" calcext:value-type="string">
            <text:p>KVAELVHFL</text:p>
          </table:table-cell>
          <table:table-cell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VLEYVIKV</text:p>
          </table:table-cell>
          <table:table-cell office:value-type="float" office:value="0.541087962962963" calcext:value-type="float">
            <text:p>0.541087962962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LFGYPVYV</text:p>
          </table:table-cell>
          <table:table-cell office:value-type="float" office:value="0.601363764838892" calcext:value-type="float">
            <text:p>0.601363764838892</text:p>
          </table:table-cell>
          <table:table-cell office:value-type="float" office:value="-0.0392948681146533" calcext:value-type="float">
            <text:p>-0.039294868114653</text:p>
          </table:table-cell>
          <table:table-cell office:value-type="string" calcext:value-type="string">
            <text:p>NA</text:p>
          </table:table-cell>
          <table:table-cell office:value-type="float" office:value="0.791390728476821" calcext:value-type="float">
            <text:p>0.791390728476821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0862068965517241" calcext:value-type="float">
            <text:p>0.008620689655172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string" calcext:value-type="string">
            <text:p>MLDLQPETT</text:p>
          </table:table-cell>
          <table:table-cell office:value-type="float" office:value="0.55975073313783" calcext:value-type="float">
            <text:p>0.55975073313783</text:p>
          </table:table-cell>
          <table:table-cell office:value-type="float" office:value="0.00955509572350966" calcext:value-type="float">
            <text:p>0.00955509572351</text:p>
          </table:table-cell>
          <table:table-cell office:value-type="string" calcext:value-type="string">
            <text:p>NA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0.181818181818182" calcext:value-type="float">
            <text:p>0.181818181818182</text:p>
          </table:table-cell>
        </table:table-row>
        <table:table-row table:style-name="ro1">
          <table:table-cell office:value-type="string" calcext:value-type="string">
            <text:p>RMFPNAPYL</text:p>
          </table:table-cell>
          <table:table-cell office:value-type="float" office:value="0.459401709401709" calcext:value-type="float">
            <text:p>0.459401709401709</text:p>
          </table:table-cell>
          <table:table-cell office:value-type="float" office:value="-0.0137816371765787" calcext:value-type="float">
            <text:p>-0.013781637176579</text:p>
          </table:table-cell>
          <table:table-cell office:value-type="string" calcext:value-type="string">
            <text:p>NA</text:p>
          </table:table-cell>
          <table:table-cell office:value-type="float" office:value="0.770833333333333" calcext:value-type="float">
            <text:p>0.770833333333333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string" calcext:value-type="string">
            <text:p>RTLNAWVKV</text:p>
          </table:table-cell>
          <table:table-cell office:value-type="float" office:value="0.62301728219697" calcext:value-type="float">
            <text:p>0.62301728219697</text:p>
          </table:table-cell>
          <table:table-cell office:value-type="float" office:value="0.0271257504827906" calcext:value-type="float">
            <text:p>0.027125750482791</text:p>
          </table:table-cell>
          <table:table-cell office:value-type="string" calcext:value-type="string">
            <text:p>NA</text:p>
          </table:table-cell>
          <table:table-cell office:value-type="float" office:value="0.878378378378378" calcext:value-type="float">
            <text:p>0.87837837837837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526315789473684" calcext:value-type="float">
            <text:p>0.052631578947369</text:p>
          </table:table-cell>
        </table:table-row>
        <table:table-row table:style-name="ro1">
          <table:table-cell office:value-type="string" calcext:value-type="string">
            <text:p>SLFNTVATL</text:p>
          </table:table-cell>
          <table:table-cell office:value-type="float" office:value="0.393284574468085" calcext:value-type="float">
            <text:p>0.393284574468085</text:p>
          </table:table-cell>
          <table:table-cell office:value-type="float" office:value="-0.0290282182580138" calcext:value-type="float">
            <text:p>-0.029028218258014</text:p>
          </table:table-cell>
          <table:table-cell office:value-type="string" calcext:value-type="string">
            <text:p>NA</text:p>
          </table:table-cell>
          <table:table-cell office:value-type="float" office:value="0.911764705882353" calcext:value-type="float">
            <text:p>0.9117647058823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LMWITQV</text:p>
          </table:table-cell>
          <table:table-cell office:value-type="float" office:value="0.35" calcext:value-type="float">
            <text:p>0.35</text:p>
          </table:table-cell>
          <table:table-cell office:value-type="float" office:value="0.0475464927567927" calcext:value-type="float">
            <text:p>0.047546492756793</text:p>
          </table:table-cell>
          <table:table-cell office:value-type="string" calcext:value-type="string">
            <text:p>NA</text:p>
          </table:table-cell>
          <table:table-cell office:value-type="float" office:value="0.761363636363636" calcext:value-type="float">
            <text:p>0.76136363636363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05" calcext:value-type="float">
            <text:p>0.05</text:p>
          </table:table-cell>
          <table:table-cell office:value-type="float" office:value="0.0869565217391305" calcext:value-type="float">
            <text:p>0.086956521739131</text:p>
          </table:table-cell>
        </table:table-row>
        <table:table-row table:style-name="ro1">
          <table:table-cell office:value-type="string" calcext:value-type="string">
            <text:p>YLLEMLWRL</text:p>
          </table:table-cell>
          <table:table-cell office:value-type="float" office:value="0.425130208333333" calcext:value-type="float">
            <text:p>0.425130208333333</text:p>
          </table:table-cell>
          <table:table-cell office:value-type="float" office:value="-0.0368604890387243" calcext:value-type="float">
            <text:p>-0.036860489038724</text:p>
          </table:table-cell>
          <table:table-cell office:value-type="string" calcext:value-type="string">
            <text:p>NA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5T15:03:14.340911429</dc:date>
    <meta:editing-duration>PT15M43S</meta:editing-duration>
    <meta:editing-cycles>1</meta:editing-cycles>
    <meta:document-statistic meta:table-count="1" meta:cell-count="16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bar" chart:style-name="ch1">
        <chart:legend chart:legend-position="end" svg:x="14.519cm" svg:y="4.203cm" style:legend-expansion="high" chart:style-name="ch2"/>
        <chart:plot-area chart:style-name="ch3" table:cell-range-address="all_features_all_sequence.A1:all_features_all_sequence.B20" chart:data-source-has-labels="both" svg:x="0.319cm" svg:y="0.18cm" svg:width="13.881cm" svg:height="8.645cm">
          <chartooo:coordinate-region svg:x="1.046cm" svg:y="0.18cm" svg:width="13.154cm" svg:height="6.25cm"/>
          <chart:axis chart:dimension="x" chart:name="primary-x" chart:style-name="ch4" chartooo:axis-type="auto">
            <chartooo:date-scale/>
            <chart:categories table:cell-range-address="all_features_all_sequence.A2:all_features_all_sequence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features_all_sequence.B2:all_features_all_sequence.B20" chart:label-cell-address="all_features_all_sequence.B1:all_features_all_sequence.B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C</text:p>
                <draw:g>
                  <svg:desc>all_features_all_sequence.B1:all_features_all_sequenc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all_features_all_sequence.A2:all_features_all_sequence.A20</svg:desc>
                </draw:g>
              </table:table-cell>
              <table:table-cell office:value-type="float" office:value="0.827739522420437">
                <text:p>0.827739522420437</text:p>
                <draw:g>
                  <svg:desc>all_features_all_sequence.B2:all_features_all_sequence.B20</svg:desc>
                </draw:g>
              </table:table-cell>
            </table:table-row>
            <table:table-row>
              <table:table-cell office:value-type="string">
                <text:p>GILGFVFTL</text:p>
              </table:table-cell>
              <table:table-cell office:value-type="float" office:value="0.877615205158346">
                <text:p>0.877615205158346</text:p>
              </table:table-cell>
            </table:table-row>
            <table:table-row>
              <table:table-cell office:value-type="string">
                <text:p>GLCTLVAML</text:p>
              </table:table-cell>
              <table:table-cell office:value-type="float" office:value="0.739903829363693">
                <text:p>0.739903829363693</text:p>
              </table:table-cell>
            </table:table-row>
            <table:table-row>
              <table:table-cell office:value-type="string">
                <text:p>NLVPMVATV</text:p>
              </table:table-cell>
              <table:table-cell office:value-type="float" office:value="0.655737078523615">
                <text:p>0.655737078523615</text:p>
              </table:table-cell>
            </table:table-row>
            <table:table-row>
              <table:table-cell office:value-type="string">
                <text:p>CLGGLLTMV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LYALALLL</text:p>
              </table:table-cell>
              <table:table-cell office:value-type="float" office:value="0.798145241242564">
                <text:p>0.798145241242564</text:p>
              </table:table-cell>
            </table:table-row>
            <table:table-row>
              <table:table-cell office:value-type="string">
                <text:p>ILKEPVHGV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DQVPFSV</text:p>
              </table:table-cell>
              <table:table-cell office:value-type="float" office:value="0.526614010989011">
                <text:p>0.526614010989011</text:p>
              </table:table-cell>
            </table:table-row>
            <table:table-row>
              <table:table-cell office:value-type="string">
                <text:p>KLQCVDLHV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KTWGQYWQV</text:p>
              </table:table-cell>
              <table:table-cell office:value-type="float" office:value="0.724862258953168">
                <text:p>0.724862258953168</text:p>
              </table:table-cell>
            </table:table-row>
            <table:table-row>
              <table:table-cell office:value-type="string">
                <text:p>KVAELVHFL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KVLEYVIKV</text:p>
              </table:table-cell>
              <table:table-cell office:value-type="float" office:value="0.541087962962963">
                <text:p>0.541087962962963</text:p>
              </table:table-cell>
            </table:table-row>
            <table:table-row>
              <table:table-cell office:value-type="string">
                <text:p>LLFGYPVYV</text:p>
              </table:table-cell>
              <table:table-cell office:value-type="float" office:value="0.601363764838892">
                <text:p>0.601363764838892</text:p>
              </table:table-cell>
            </table:table-row>
            <table:table-row>
              <table:table-cell office:value-type="string">
                <text:p>MLDLQPETT</text:p>
              </table:table-cell>
              <table:table-cell office:value-type="float" office:value="0.55975073313783">
                <text:p>0.55975073313783</text:p>
              </table:table-cell>
            </table:table-row>
            <table:table-row>
              <table:table-cell office:value-type="string">
                <text:p>RMFPNAPYL</text:p>
              </table:table-cell>
              <table:table-cell office:value-type="float" office:value="0.459401709401709">
                <text:p>0.459401709401709</text:p>
              </table:table-cell>
            </table:table-row>
            <table:table-row>
              <table:table-cell office:value-type="string">
                <text:p>RTLNAWVKV</text:p>
              </table:table-cell>
              <table:table-cell office:value-type="float" office:value="0.62301728219697">
                <text:p>0.62301728219697</text:p>
              </table:table-cell>
            </table:table-row>
            <table:table-row>
              <table:table-cell office:value-type="string">
                <text:p>SLFNTVATL</text:p>
              </table:table-cell>
              <table:table-cell office:value-type="float" office:value="0.393284574468085">
                <text:p>0.393284574468085</text:p>
              </table:table-cell>
            </table:table-row>
            <table:table-row>
              <table:table-cell office:value-type="string">
                <text:p>SLLMWITQV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YLLEMLWRL</text:p>
              </table:table-cell>
              <table:table-cell office:value-type="float" office:value="0.425130208333333">
                <text:p>0.425130208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